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  <style:paragraph-properties style:writing-mode="lr-tb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  <style:paragraph-properties style:writing-mode="lr-tb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  <style:paragraph-properties style:writing-mode="lr-tb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  <style:paragraph-properties style:writing-mode="lr-tb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  <style:paragraph-properties style:writing-mode="lr-tb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2.29cm" fo:min-width="5.85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  <style:paragraph-properties style:writing-mode="lr-tb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  <style:paragraph-properties style:writing-mode="lr-tb"/>
    </style:style>
    <style:style style:name="gr10" style:family="graphic" style:parent-style-name="standard">
      <style:graphic-properties draw:fill-color="#fff9ae" draw:textarea-horizontal-align="justify" draw:textarea-vertical-align="top" draw:auto-grow-height="false" fo:min-height="0.512cm" fo:min-width="3.31cm"/>
      <style:paragraph-properties style:writing-mode="lr-tb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  <style:paragraph-properties style:writing-mode="lr-tb"/>
    </style:style>
    <style:style style:name="gr12" style:family="graphic" style:parent-style-name="standard">
      <style:graphic-properties draw:fill-color="#faa61a" draw:textarea-horizontal-align="justify" draw:textarea-vertical-align="top" draw:auto-grow-height="false" fo:min-height="0.512cm" fo:min-width="3.31cm"/>
      <style:paragraph-properties style:writing-mode="lr-tb"/>
    </style:style>
    <style:style style:name="gr13" style:family="graphic" style:parent-style-name="standard">
      <style:graphic-properties draw:fill-color="#dddddd" draw:opacity="100%" draw:textarea-horizontal-align="justify" draw:textarea-vertical-align="top" draw:auto-grow-height="false" fo:min-height="3.56cm" fo:min-width="5.85cm"/>
      <style:paragraph-properties style:writing-mode="lr-tb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885cm" fo:min-width="1.279cm"/>
      <style:paragraph-properties style:writing-mode="lr-tb"/>
    </style:style>
    <style:style style:name="gr1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Helm chart:</text:span></text:p>
          <text:p text:style-name="P1"><text:span text:style-name="T1">senzing/senzing-</text:span><text:span text:style-name="T1">stream-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17.51cm">
          <text:p text:style-name="P1"><text:span text:style-name="T1">Helm chart:</text:span></text:p>
          <text:p text:style-name="P1"><text:span text:style-name="T1">bitnami/postgresq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8.629cm">
          <text:p text:style-name="P1"><text:span text:style-name="T1">Helm chart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Helm chart:</text:span></text:p>
          <text:p text:style-name="P1"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stream-</text:span><text:span text:style-name="T1">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8.653cm">
          <text:p text:style-name="P1"><text:span text:style-name="T1">Docker container:</text:span></text:p>
          <text:p text:style-name="P1"><text:span text:style-name="T1">bitnami/postgresq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4.2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0.762cm" svg:x="1.962cm" svg:y="6.613cm">
          <text:p text:style-name="P5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15.3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35cm" svg:height="2.54cm" svg:x="1cm" svg:y="1cm">
          <text:p text:style-name="P1"><text:span text:style-name="T1">URL-</text:span><text:span text:style-name="T1">addressab</text:span><text:span text:style-name="T1">le fil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.778cm" svg:x2="5.445cm" svg:y2="6.715cm">
          <text:p/>
        </draw:line>
        <draw:line draw:style-name="gr7" draw:text-style-name="P8" draw:layer="layout" svg:x1="5.445cm" svg:y1="16.383cm" svg:x2="5.445cm" svg:y2="18.653cm">
          <text:p/>
        </draw:line>
        <draw:custom-shape draw:style-name="gr8" draw:text-style-name="P6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81cm" svg:height="0.762cm" svg:x="10.404cm" svg:y="5.0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21.965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1.193cm" svg:x2="5.445cm" svg:y2="24.495cm">
          <text:p/>
        </draw:line>
        <draw:custom-shape draw:style-name="gr13" draw:text-style-name="P3" draw:layer="layout" svg:width="6.35cm" svg:height="3.81cm" svg:x="8.62cm" svg:y="17.51cm">
          <text:p text:style-name="P1"><text:span text:style-name="T1">Persistent 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1.778cm" svg:height="1.816cm" svg:x="9.91cm" svg:y="18.958cm">
          <text:p text:style-name="P5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8" draw:layer="layout" svg:x1="6.715cm" svg:y1="19.923cm" svg:x2="9.89cm" svg:y2="19.923cm">
          <text:p/>
        </draw:line>
        <draw:custom-shape draw:style-name="gr1" draw:text-style-name="P2" draw:layer="layout" svg:width="6.35cm" svg:height="3.81cm" svg:x="8.62cm" svg:y="13.065cm">
          <text:p text:style-name="P1"><text:span text:style-name="T1">Helm chart:</text:span></text:p>
          <text:p text:style-name="P1"><text:span text:style-name="T1">runix/pgadmin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9.256cm" svg:y="14.208cm">
          <text:p text:style-name="P1"><text:span text:style-name="T1">Docker container:</text:span></text:p>
          <text:p text:style-name="P1"><text:span text:style-name="T1">dpage/pgadmin4</text:span></text:p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9.255cm" svg:y1="15.859cm" svg:x2="6.08cm" svg:y2="18.653cm">
          <text:p/>
        </draw:line>
        <draw:custom-shape draw:style-name="gr3" draw:text-style-name="P4" draw:layer="layout" svg:width="5.08cm" svg:height="2.54cm" svg:x="1.635cm" svg:y="9.71cm">
          <text:p text:style-name="P1"><text:span text:style-name="T1">Docker container:</text:span><text:span text:style-name="T1"><text:line-break/></text:span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4.445cm" svg:height="0.762cm" svg:x="1.862cm" svg:y="11.313cm">
          <text:p text:style-name="P5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11.922cm" svg:x2="5.445cm" svg:y2="15.605cm">
          <text:p/>
        </draw:line>
        <draw:line draw:style-name="gr7" draw:text-style-name="P8" draw:layer="layout" svg:x1="5.445cm" svg:y1="7.342cm" svg:x2="5.445cm" svg:y2="11.287cm">
          <text:p/>
        </draw:line>
        <draw:custom-shape draw:style-name="gr1" draw:text-style-name="P2" draw:layer="layout" svg:width="6.35cm" svg:height="3.81cm" svg:x="1.013cm" svg:y="26.401cm">
          <text:p text:style-name="P1"><text:span text:style-name="T1">Helm chart:</text:span></text:p>
          <text:p text:style-name="P1"><text:span text:style-name="T1">senzing/senzing-entity-search-web-ap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49cm" svg:y="27.613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79cm" svg:y="28.714cm">
          <text:p text:style-name="P5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59cm" svg:y1="25.294cm" svg:x2="5.459cm" svg:y2="28.94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3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2-13T17:08:09.745175916</meta:creation-date>
    <dc:date>2022-04-26T09:58:22.279165384</dc:date>
    <meta:editing-duration>PT2H4M58S</meta:editing-duration>
    <meta:editing-cycles>35</meta:editing-cycles>
    <meta:generator>LibreOffice/6.4.7.2$Linux_X86_64 LibreOffice_project/40$Build-2</meta:generator>
    <meta:document-statistic meta:object-count="36"/>
  </office:meta>
</office:document-meta>
</file>